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Bitstream Vera Sans" svg:font-family="'Bitstream Vera Sans'" style:font-family-generic="swiss"/>
    <style:font-face style:name="Ubuntu" svg:font-family="Ubuntu" style:font-family-generic="swiss"/>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115cm" table:align="left"/>
    </style:style>
    <style:style style:name="Table1.A" style:family="table-column">
      <style:table-column-properties style:column-width="1.49cm"/>
    </style:style>
    <style:style style:name="Table1.B" style:family="table-column">
      <style:table-column-properties style:column-width="5.332cm"/>
    </style:style>
    <style:style style:name="Table1.C" style:family="table-column">
      <style:table-column-properties style:column-width="9.29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pple Garamond Light" fo:font-weight="bold" style:font-size-asian="10.5pt" style:font-weight-asian="bold" style:font-weight-complex="bold"/>
    </style:style>
    <style:style style:name="P2" style:family="paragraph" style:parent-style-name="Table_20_Contents">
      <style:paragraph-properties fo:text-align="center" style:justify-single-word="false"/>
      <style:text-properties style:font-name="Apple Garamond Light" style:font-size-asian="10.5pt"/>
    </style:style>
    <style:style style:name="P3" style:family="paragraph" style:parent-style-name="Table_20_Contents">
      <style:paragraph-properties fo:text-align="start" style:justify-single-word="false"/>
      <style:text-properties style:font-name="Apple Garamond Light" fo:font-weight="normal" style:font-size-asian="10.5pt" style:font-weight-asian="normal" style:font-weight-complex="normal"/>
    </style:style>
    <style:style style:name="P4" style:family="paragraph" style:parent-style-name="Code">
      <style:paragraph-properties fo:text-align="justify" style:justify-single-word="false"/>
    </style:style>
    <style:style style:name="P5" style:family="paragraph" style:parent-style-name="Code">
      <style:text-properties fo:font-weight="bold"/>
    </style:style>
    <style:style style:name="P6" style:family="paragraph" style:parent-style-name="Code">
      <style:text-properties fo:font-weight="bold" style:font-weight-asian="bold" style:font-weight-complex="bold"/>
    </style:style>
    <style:style style:name="P7" style:family="paragraph" style:parent-style-name="Code">
      <style:text-properties fo:font-weight="normal" style:font-weight-asian="normal" style:font-weight-complex="normal"/>
    </style:style>
    <style:style style:name="P8" style:family="paragraph" style:parent-style-name="Code" style:master-page-name="">
      <style:paragraph-properties fo:text-align="justify" style:justify-single-word="false" style:page-number="auto"/>
    </style:style>
    <style:style style:name="P9" style:family="paragraph" style:parent-style-name="Text_20_body">
      <style:paragraph-properties fo:text-align="center" style:justify-single-word="false"/>
    </style:style>
    <style:style style:name="P10" style:family="paragraph" style:parent-style-name="Text_20_body">
      <style:paragraph-properties fo:margin-top="0.15cm" fo:margin-bottom="0.15cm" fo:line-height="150%" fo:text-align="justify" style:justify-single-word="false"/>
    </style:style>
    <style:style style:name="P11" style:family="paragraph" style:parent-style-name="Text_20_body">
      <style:paragraph-properties fo:margin-top="0.15cm" fo:margin-bottom="0.15cm" fo:line-height="150%" fo:text-align="justify" style:justify-single-word="false" fo:padding="0.074cm" fo:border-left="none" fo:border-right="none" fo:border-top="none" fo:border-bottom="0.06pt solid #000000" style:join-border="false"/>
    </style:style>
    <style:style style:name="P12" style:family="paragraph" style:parent-style-name="Table_20_Contents" style:list-style-name="L1">
      <style:paragraph-properties fo:text-align="center" style:justify-single-word="false"/>
      <style:text-properties style:font-name="Apple Garamond Light" style:font-size-asian="10.5pt"/>
    </style:style>
    <style:style style:name="P13" style:family="paragraph" style:parent-style-name="Text_20_body">
      <style:paragraph-properties style:border-line-width-bottom="0.002cm 0.035cm 0.002cm" fo:padding="0.074cm" fo:border-left="none" fo:border-right="none" fo:border-top="none" fo:border-bottom="0.06pt double #000000" style:join-border="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style:use-window-font-color="true" style:text-outline="false" style:text-line-through-styl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 Threading</text:h>
      <text:p text:style-name="Text_20_body"/>
      <text:p text:style-name="P9"><draw:frame draw:style-name="fr1" draw:name="graphics1" text:anchor-type="paragraph" svg:width="16.933cm" svg:height="0.132cm" draw:z-index="0"><draw:image xlink:href="../../../../../../usr/lib/libreoffice/share/gallery/rulers/blurulr6.gif" xlink:type="simple" xlink:show="embed" xlink:actuate="onLoad"/></draw:frame></text:p>
      <text:p text:style-name="P10">Usually a program is read line by line and is executed step by step by the computer. At any given point of time the computer executes only one instruction<text:note text:id="ftn1" text:note-class="footnote"><text:note-citation>1</text:note-citation><text:note-body><text:p text:style-name="Footnote">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10">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10">In your Ruby programing you can make the interpreter execute code in a parallel fashion. The process of executing code parallel is called multi threading. To show how multithreading works type the program below in text editor and execute it.</text:p>
      <text:p text:style-name="P8">#!/usr/bin/ruby</text:p>
      <text:p text:style-name="P4"># <text:a xlink:type="simple" xlink:href="https://raw.github.com/mindaslab/ilrx/master/multithreading.rb">multithreading.rb</text:a></text:p>
      <text:p text:style-name="P4"/>
      <text:p text:style-name="Code">a = Thread.new{</text:p>
      <text:p text:style-name="Code"><text:tab/>i = 1;</text:p>
      <text:p text:style-name="Code"><text:tab/>while i&lt;=10</text:p>
      <text:p text:style-name="Code"><text:tab/><text:tab/>sleep(1)</text:p>
      <text:p text:style-name="Code"><text:tab/><text:tab/>puts i</text:p>
      <text:p text:style-name="Code"><text:tab/><text:tab/>i += 1</text:p>
      <text:p text:style-name="Code"><text:tab/>end</text:p>
      <text:p text:style-name="Code">}</text:p>
      <text:p text:style-name="Code">puts "This code comes after thread"</text:p>
      <text:p text:style-name="Code">a.join</text:p>
      <text:p text:style-name="P10">Here is the programs output</text:p>
      <text:p text:style-name="Code">This code comes after thread </text:p>
      <text:p text:style-name="Code">1 </text:p>
      <text:p text:style-name="Code">2 </text:p>
      <text:p text:style-name="Code">3 </text:p>
      <text:p text:style-name="Code">4 </text:p>
      <text:p text:style-name="Code">5 </text:p>
      <text:p text:style-name="Code">6 </text:p>
      <text:p text:style-name="Code">7 </text:p>
      <text:p text:style-name="Code">8 </text:p>
      <text:p text:style-name="Code">9 </text:p>
      <text:p text:style-name="Code">10 </text:p>
      <text:p text:style-name="P10">Unlike other programs this program will take 10 seconds to execute. Take a look at the program and output. The<text:span text:style-name="Code_20_Char"> puts "This code comes after thread"</text:span> comes after </text:p>
      <text:p text:style-name="Code"><text:soft-page-break/>a = Thread.new{</text:p>
      <text:p text:style-name="Code"><text:tab/>i = 1;</text:p>
      <text:p text:style-name="Code"><text:tab/>while i&lt;=10</text:p>
      <text:p text:style-name="Code"><text:tab/><text:tab/>sleep(1)</text:p>
      <text:p text:style-name="Code"><text:tab/><text:tab/>puts i</text:p>
      <text:p text:style-name="Code"><text:tab/><text:tab/>i += 1</text:p>
      <text:p text:style-name="Code"><text:tab/>end</text:p>
      <text:p text:style-name="Code">}</text:p>
      <text:p text:style-name="P10">Yet it gets printed first. In the statements shown above we create a new thread named <text:span text:style-name="Code_20_Char">a</text:span> in which we use a <text:span text:style-name="Code_20_Char">while</text:span> loop to print from 1 to 10. Notice that we call a function called <text:span text:style-name="Code_20_Char">sleep(1)</text:span> which makes the process sleep or remain idle for one second. A thread was created, while the thread is running, the Ruby interpreter checks the main thread and its comes across <text:span text:style-name="Code_20_Char">puts "This code comes after thread"</text:span> and hence it prints out the string and in parallel as it executes the new thread <text:span text:style-name="Code_20_Char">a</text:span> created by us, so 1 to 10 gets printed as we have inserted <text:span text:style-name="Code_20_Char">sleep(1)</text:span> each loop takes about 1 second to execute. So after 10 seconds the thread <text:span text:style-name="Code_20_Char">a</text:span> is finished.</text:p>
      <text:p text:style-name="P10">The <text:span text:style-name="Code_20_Char">a.join</text:span> tells the Ruby interpreter to wait till the thread finishes execution. Once the execution of thread <text:span text:style-name="Code_20_Char">a</text:span> is over the statements after <text:span text:style-name="Code_20_Char">a.join</text:span> (if any) gets executed. Since there is no statement after it the program terminates.</text:p>
      <text:p text:style-name="P11"/>
      <text:p text:style-name="P10"/>
      <text:p text:style-name="P10">Here is another program that I took out from a website<text:note text:id="ftn2" text:note-class="footnote"><text:note-citation>2</text:note-citation><text:note-body><text:p text:style-name="Footnote">If you think I have infringed a copyright, please inform me at <text:a xlink:type="simple" xlink:href="mailto:ak@mindaslab.in">ak@mindaslab.in</text:a> or <text:a xlink:type="simple" xlink:href="mailto:mindaslab@gmail.com">mindaslab@gmail.com</text:a> </text:p></text:note-body></text:note> that clearly explains about multithreading. <text:s/>Gothru the program carefully, try to understand how it works, I will explain it in a moment</text:p>
      <text:p text:style-name="Code">#!/usr/bin/ruby</text:p>
      <text:p text:style-name="Code"># <text:a xlink:type="simple" xlink:href="https://raw.github.com/mindaslab/ilrx/master/multithreading_1.rb">multithreading_1.rb</text:a></text:p>
      <text:p text:style-name="Code">def func1</text:p>
      <text:p text:style-name="Code"><text:s text:c="3"/>i=0</text:p>
      <text:p text:style-name="Code"><text:s text:c="3"/>while i&lt;=2</text:p>
      <text:p text:style-name="Code"><text:s text:c="6"/>puts "func1 at: #{Time.now}"</text:p>
      <text:p text:style-name="Code"><text:s text:c="6"/>sleep(2)</text:p>
      <text:p text:style-name="Code"><text:s text:c="6"/>i=i+1</text:p>
      <text:p text:style-name="Code"><text:s text:c="3"/>end</text:p>
      <text:p text:style-name="Code">end</text:p>
      <text:p text:style-name="Code"/>
      <text:p text:style-name="Code">def func2</text:p>
      <text:p text:style-name="Code"><text:s text:c="3"/>j=0</text:p>
      <text:p text:style-name="Code"><text:s text:c="3"/>while j&lt;=2</text:p>
      <text:p text:style-name="Code"><text:s text:c="6"/>puts "func2 at: #{Time.now}"</text:p>
      <text:p text:style-name="Code"><text:s text:c="6"/>sleep(1)</text:p>
      <text:p text:style-name="Code"><text:s text:c="6"/>j=j+1</text:p>
      <text:p text:style-name="Code"><text:s text:c="3"/>end</text:p>
      <text:p text:style-name="Code">end</text:p>
      <text:p text:style-name="Code"/>
      <text:p text:style-name="Code">puts "Started At #{Time.now}"</text:p>
      <text:p text:style-name="P6">t1=Thread.new{func1()}</text:p>
      <text:p text:style-name="P6">t2=Thread.new{func2()}</text:p>
      <text:p text:style-name="Code">t1.join</text:p>
      <text:p text:style-name="Code">t2.join</text:p>
      <text:p text:style-name="Code">puts "End at #{Time.now}"</text:p>
      <text:p text:style-name="P10"><text:soft-page-break/>Look at the highlighted code, we have created two threads <text:span text:style-name="Code_20_Char">t1</text:span> and <text:span text:style-name="Code_20_Char">t2</text:span>. Inside thread <text:span text:style-name="Code_20_Char">t1</text:span> we call <text:s/>the method <text:span text:style-name="Code_20_Char">func1()</text:span> and in thread <text:span text:style-name="Code_20_Char">t2</text:span> we call the method <text:span text:style-name="Code_20_Char">func2()</text:span>, by doing so we are executing both <text:span text:style-name="Code_20_Char">func1()</text:span> and <text:span text:style-name="Code_20_Char">func2()</text:span> in parallel. When executed this is how the output will look like<text:note text:id="ftn3" text:note-class="footnote"><text:note-citation>3</text:note-citation><text:note-body><text:p text:style-name="Footnote">You may get a different output as you may be executing the program at a different time</text:p></text:note-body></text:note> </text:p>
      <text:p text:style-name="Code">Started At Sun Apr 25 09:37:51 +0530 2010 </text:p>
      <text:p text:style-name="Code">func1 at: Sun Apr 25 09:37:51 +0530 2010 </text:p>
      <text:p text:style-name="Code">func2 at: Sun Apr 25 09:37:51 +0530 2010 </text:p>
      <text:p text:style-name="Code">func2 at: Sun Apr 25 09:37:52 +0530 2010 </text:p>
      <text:p text:style-name="Code">func1 at: Sun Apr 25 09:37:53 +0530 2010 </text:p>
      <text:p text:style-name="Code">func2 at: Sun Apr 25 09:37:53 +0530 2010 </text:p>
      <text:p text:style-name="Code">func1 at: Sun Apr 25 09:37:55 +0530 2010 </text:p>
      <text:p text:style-name="Code">End at Sun Apr 25 09:37:57 +0530 2010 </text:p>
      <text:p text:style-name="P10"><text:span text:style-name="T1">As you can see from the output, the outputs printed by </text:span><text:span text:style-name="Code_20_Char"><text:span text:style-name="T1">func1</text:span></text:span><text:span text:style-name="T1"> and </text:span><text:span text:style-name="Code_20_Char"><text:span text:style-name="T1">func2</text:span></text:span><text:span text:style-name="T1"> are interlaced which proves that they have</text:span> been executed in parallel. Note that in func1 we have made the thread sleep for 2 seconds by giving <text:span text:style-name="Code_20_Char">sleep(2)</text:span> and in <text:span text:style-name="Code_20_Char">func2</text:span> we have made the thread sleep for 1 second by giving <text:span text:style-name="Code_20_Char">sleep(</text:span><text:span text:style-name="Code_20_Char">1</text:span><text:span text:style-name="Code_20_Char">)</text:span>. </text:p>
      <text:p text:style-name="P10">I have made small <text:span text:style-name="T1">changes</text:span> in <text:span text:style-name="Code_20_Char">multithreading_1.rb</text:span> to produce <text:span text:style-name="Code_20_Char">multithreading_2.rb</text:span> which gives almost the same result of multithreading_1.rb, so here is its code:</text:p>
      <text:p text:style-name="Code">#!/usr/bin/ruby</text:p>
      <text:p text:style-name="Code"># <text:a xlink:type="simple" xlink:href="https://raw.github.com/mindaslab/ilrx/master/multithreading_2.rb">multithreading_2.rb</text:a></text:p>
      <text:p text:style-name="Code"/>
      <text:p text:style-name="Code">def func name, delay</text:p>
      <text:p text:style-name="Code"><text:s text:c="3"/>i=0</text:p>
      <text:p text:style-name="Code"><text:s text:c="3"/>while i&lt;=2</text:p>
      <text:p text:style-name="Code"><text:s text:c="6"/>puts "#{name} #{Time.now}"</text:p>
      <text:p text:style-name="Code"><text:s text:c="6"/>sleep delay</text:p>
      <text:p text:style-name="Code"><text:s text:c="6"/>i=i+1</text:p>
      <text:p text:style-name="Code"><text:s text:c="3"/>end</text:p>
      <text:p text:style-name="Code">end</text:p>
      <text:p text:style-name="Code"/>
      <text:p text:style-name="Code">puts "Started At #{Time.now}"</text:p>
      <text:p text:style-name="P6">t1=Thread.new{func "Thread 1:", 2}</text:p>
      <text:p text:style-name="P6">t2=Thread.new{func "Thread 2:", 3}</text:p>
      <text:p text:style-name="Code">t1.join</text:p>
      <text:p text:style-name="Code">t2.join</text:p>
      <text:p text:style-name="Code">puts "End at #{Time.now}"</text:p>
      <text:p text:style-name="P10">Instead of using two functions <text:span text:style-name="Code_20_Char">func1 </text:span>and <text:span text:style-name="Code_20_Char">func2</text:span>, I have written a single function called <text:span text:style-name="Code_20_Char">func</text:span> which accepts a <text:span text:style-name="Code_20_Char">name</text:span> and time delay as input. A loop in it prints out the name passed and the time instant at which the statement gets <text:span text:style-name="T1">executed.</text:span> Notice the highlighted statements, we create two threads <text:span text:style-name="Code_20_Char">t1</text:span> and <text:span text:style-name="Code_20_Char">t2</text:span>. In thread <text:span text:style-name="Code_20_Char">t1</text:span> I call the function <text:span text:style-name="Code_20_Char">func</text:span> and pass along the name <text:span text:style-name="Code_20_Char">Thread 1:</text:span> and tell it to sleep for 2 seconds. In thread <text:span text:style-name="Code_20_Char">t2</text:span> I call the same <text:span text:style-name="Code_20_Char">func</text:span> and pass name as <text:s/><text:span text:style-name="Code_20_Char">Thread 2:</text:span> and tell it to sleep for 3 seconds in each loop iteration. And when executed the program produces the following output</text:p>
      <text:p text:style-name="Code">Started At Sun Apr 25 09:44:36 +0530 2010 </text:p>
      <text:p text:style-name="Code">Thread 1: Sun Apr 25 09:44:36 +0530 2010 </text:p>
      <text:p text:style-name="Code">Thread 2: Sun Apr 25 09:44:36 +0530 2010 </text:p>
      <text:p text:style-name="Code">Thread 1: Sun Apr 25 09:44:38 +0530 2010 </text:p>
      <text:p text:style-name="Code">Thread 2: Sun Apr 25 09:44:39 +0530 2010 </text:p>
      <text:p text:style-name="Code">Thread 1: Sun Apr 25 09:44:40 +0530 2010 </text:p>
      <text:p text:style-name="Code">Thread 2: Sun Apr 25 09:44:42 +0530 2010 </text:p>
      <text:p text:style-name="Code"><text:soft-page-break/>End at Sun Apr 25 09:44:45 +0530 2010 </text:p>
      <text:p text:style-name="P10">Which very similar to output produced by <text:span text:style-name="Code_20_Char">multithreading_1.rb</text:span>.</text:p>
      <text:p text:style-name="P13"/>
      <text:h text:style-name="Heading_20_2" text:outline-level="2">Scope of thread variables</text:h>
      <text:p text:style-name="P10">A thread can access variables that are in the main process take the following program (<text:span text:style-name="Code_20_Char">thread_variables.rb</text:span>) as example</text:p>
      <text:p text:style-name="Code">#!/usr/bin/ruby</text:p>
      <text:p text:style-name="Code"># <text:a xlink:type="simple" xlink:href="https://raw.github.com/mindaslab/ilrx/master/thread_variables.rb">thread_variables.rb</text:a></text:p>
      <text:p text:style-name="Code"/>
      <text:p text:style-name="Code">variable = 0</text:p>
      <text:p text:style-name="Code">puts "Before thread variable = #{variable}"</text:p>
      <text:p text:style-name="Code">a = Thread.new{</text:p>
      <text:p text:style-name="Code"><text:tab/>variable = 5</text:p>
      <text:p text:style-name="Code">}</text:p>
      <text:p text:style-name="Code">a.join</text:p>
      <text:p text:style-name="Code">puts "After thread variable = #{variable}"</text:p>
      <text:p text:style-name="P10">Output</text:p>
      <text:p text:style-name="Code">Before thread variable = 0 </text:p>
      <text:p text:style-name="Code">After thread variable = 5 </text:p>
      <text:p text:style-name="P10">Type the program and run it. It will produce the result shown above. As you can see from the program we initialize a variable named <text:span text:style-name="Code_20_Char">variable</text:span> to <text:span text:style-name="Code_20_Char">0</text:span> before we create the thread. Inside the thread we change the value of the <text:span text:style-name="Code_20_Char">variable</text:span> to 5. After the thread block we print variables value which is now 5. This program shows us that you can access and manipulate a variable thats been declared in the main thread. </text:p>
      <text:p text:style-name="P10">Lets now see if a variable created inside a thread can be accessed outside the scope of it? Type in the following program (<text:span text:style-name="Code_20_Char">thread_variables_1.rb</text:span>) and execute it</text:p>
      <text:p text:style-name="Code">#!/usr/bin/ruby</text:p>
      <text:p text:style-name="Code"># <text:a xlink:type="simple" xlink:href="https://raw.github.com/mindaslab/ilrx/master/thread_variables_1.rb">thread_variables_1.rb</text:a></text:p>
      <text:p text:style-name="Code"/>
      <text:p text:style-name="Code">variable = 0</text:p>
      <text:p text:style-name="Code">puts "Before thread variable = #{variable}"</text:p>
      <text:p text:style-name="Code">a = Thread.new{</text:p>
      <text:p text:style-name="Code"><text:tab/>variable = 5</text:p>
      <text:p text:style-name="Code"><text:tab/>thread_variable = 72</text:p>
      <text:p text:style-name="Code"><text:tab/>puts "Inside thread thread_variable = #{thread_variable}"</text:p>
      <text:p text:style-name="Code">}</text:p>
      <text:p text:style-name="Code">a.join</text:p>
      <text:p text:style-name="Code">puts "=================\nAfter thread\nvariable = #{variable}"</text:p>
      <text:p text:style-name="Code">puts "thread_variable = #{thread_variable}"</text:p>
      <text:p text:style-name="P10">Output</text:p>
      <text:p text:style-name="Code">Before thread variable = 0 </text:p>
      <text:p text:style-name="Code">Inside thread thread_variable = 72 </text:p>
      <text:p text:style-name="Code">================= </text:p>
      <text:p text:style-name="Code">After thread </text:p>
      <text:p text:style-name="Code">variable = 5 </text:p>
      <text:p text:style-name="Code">thread_variables_1.rb:13: undefined local variable or method `thread_variable' for main:Object (NameError) </text:p>
      <text:p text:style-name="P10"><text:soft-page-break/>In the program above we see that we have created a variable named <text:span text:style-name="Code_20_Char">thread_variable</text:span> in the thread <text:span text:style-name="Code_20_Char">a</text:span>, now we try to access it in the following line:</text:p>
      <text:p text:style-name="Code">puts "thread_variable = #{thread_variable}"</text:p>
      <text:p text:style-name="P10">As you can see the output that the program / Ruby interpreter spits an error as shown:</text:p>
      <text:p text:style-name="Code">thread_variables_1.rb:13: undefined local variable or method `thread_variable' for main:Object (NameError) </text:p>
      <text:p text:style-name="P10">It says there is an undefined local variable or method named <text:span text:style-name="Code_20_Char">thread_variable</text:span>. This means that the statement in main thread is unable to access <text:s/>variable declared in the thread <text:span text:style-name="Code_20_Char">a</text:span>. So from the previous two examples its clear that a thread can access a variable declared in the main thread whereas a variable declared in the thread's scope cannot be accessed by statement in main scope.</text:p>
      <text:h text:style-name="Heading_20_2" text:outline-level="2">Thread Exclusion</text:h>
      <text:p text:style-name="P10">Lets say that there are two threads that share a same resource, let the resource be a variable. Lets say that the first thread modifies the variable, while its modifying the second thread tries to access the variable, what will happen? The answer is simple and straight forward, though the program appears to run without errors you may not get the desired result. This concept is difficult to grasp, let me try to explain it with an example. Type and execute <text:span text:style-name="Code_20_Char">thread_exclusion.rb</text:span></text:p>
      <text:p text:style-name="Code">#!/usr/bin/ruby</text:p>
      <text:p text:style-name="Code"># <text:a xlink:type="simple" xlink:href="https://raw.github.com/mindaslab/ilrx/master/thread_exclusion.rb">thread_exclusion.rb</text:a></text:p>
      <text:p text:style-name="Code"/>
      <text:p text:style-name="Code">x = y = 0</text:p>
      <text:p text:style-name="Code">diff = 0</text:p>
      <text:p text:style-name="Code">Thread.new {</text:p>
      <text:p text:style-name="Code"><text:tab/>loop do</text:p>
      <text:p text:style-name="Code"><text:tab/><text:tab/>x+=1</text:p>
      <text:p text:style-name="Code"><text:tab/><text:tab/>y+=1</text:p>
      <text:p text:style-name="Code"><text:tab/>end</text:p>
      <text:p text:style-name="Code">}</text:p>
      <text:p text:style-name="Code">Thread.new {</text:p>
      <text:p text:style-name="Code"><text:tab/>loop do</text:p>
      <text:p text:style-name="Code"><text:tab/><text:tab/>diff += (x-y).abs</text:p>
      <text:p text:style-name="Code"><text:tab/>end</text:p>
      <text:p text:style-name="Code">}</text:p>
      <text:p text:style-name="Code">sleep(1) # Here main thread is put to sleep</text:p>
      <text:p text:style-name="Code">puts "difference = #{diff}"</text:p>
      <text:p text:style-name="Text_20_body">Output</text:p>
      <text:p text:style-name="Code">difference = 127524 </text:p>
      <text:p text:style-name="P10">Read the program carefully. Before we start any thread, we have three variables <text:span text:style-name="Code_20_Char">x, y</text:span> and <text:span text:style-name="Code_20_Char">diff</text:span> that are assigned to value <text:span text:style-name="Code_20_Char">0</text:span>. Then in the first thread we start a loop in which we increment the value of <text:span text:style-name="Code_20_Char">x</text:span> and <text:span text:style-name="Code_20_Char">y</text:span>. In another thread we find the difference between <text:span text:style-name="Code_20_Char">x</text:span> and <text:span text:style-name="Code_20_Char">y</text:span> and save it in a variable called <text:span text:style-name="Code_20_Char">diff</text:span>. In <text:s/>the first thread <text:span text:style-name="Code_20_Char">x</text:span> and <text:span text:style-name="Code_20_Char">y</text:span> are incremented simultaneously, hence the statement <text:span text:style-name="Code_20_Char">diff += (x-y).abs</text:span> should add nothing to variable <text:span text:style-name="Code_20_Char">diff</text:span> as <text:span text:style-name="Code_20_Char">x</text:span> and <text:span text:style-name="Code_20_Char">y</text:span> are always equal and their difference should always be zero, hence the absolute value of their difference will also be zero all the time.</text:p>
      <text:p text:style-name="Text_20_body">In this program we don't wait for the threads to join (as they contain infinite loop), we make the <text:soft-page-break/>main loop sleep for one second using the command sleep(1) and then we print the value of <text:span text:style-name="Code_20_Char">diff</text:span> in the following statement</text:p>
      <text:p text:style-name="Code">puts "difference = #{diff}"</text:p>
      <text:p text:style-name="P10">One would expect the value to be zero but we got it as 127524, in your computer the value could be different as it depends on machine speed, what process its running and blah blah. But the moral is <text:span text:style-name="Code_20_Char">diff</text:span> that should be zero has some value, how come?</text:p>
      <text:p text:style-name="P10">We see in the first loop that <text:span text:style-name="Code_20_Char">x</text:span> is incremented and then <text:span text:style-name="Code_20_Char">y</text:span> is incremented, lets say that at an instant <text:span text:style-name="Code_20_Char">x</text:span> value is 5 and <text:span text:style-name="Code_20_Char">y</text:span> value is 4. <text:span text:style-name="Code_20_Char">x</text:span> had just got incremented in the statement <text:span text:style-name="Code_20_Char">x += 1</text:span> and now the Ruby interpreter is about to read and execute <text:span text:style-name="Code_20_Char">y +=1</text:span> which will make y from 4 to 5. At this stage the second thread is executed by the computer. So in the statement</text:p>
      <text:p text:style-name="Code">diff += (x-y).abs </text:p>
      <text:p text:style-name="P10">putting <text:span text:style-name="Code_20_Char">x</text:span> as 5 and <text:span text:style-name="Code_20_Char">y</text:span> as 4 will mean that <text:span text:style-name="Code_20_Char">diff</text:span> will get incremented by 1. In similar fashion while the main loop sleeps for one second, the two thread we have created would have finished thousands of loop cycles, hence the value of <text:span text:style-name="Code_20_Char">diff</text:span> would increased significantly. Thats why we get the value of <text:span text:style-name="Code_20_Char">diff</text:span> as a large number.</text:p>
      <text:p text:style-name="P10">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 text:style-name="Code_20_Char">thread_exclusion_1.rb</text:span> in text editor and execute it</text:p>
      <text:p text:style-name="Code">#!/usr/bin/ruby</text:p>
      <text:p text:style-name="Code"># <text:a xlink:type="simple" xlink:href="https://raw.github.com/mindaslab/ilrx/master/thread_exclusion_1.rb">thread_exclusion_1.rb</text:a></text:p>
      <text:p text:style-name="Code"/>
      <text:p text:style-name="P6">require 'thread'</text:p>
      <text:p text:style-name="P6"/>
      <text:p text:style-name="P6">mutex = Mutex.new</text:p>
      <text:p text:style-name="Code">x = y = 0</text:p>
      <text:p text:style-name="Code">diff = 0</text:p>
      <text:p text:style-name="Code">Thread.new {</text:p>
      <text:p text:style-name="Code"><text:tab/>loop do</text:p>
      <text:p text:style-name="Code"><text:tab/><text:tab/><text:span text:style-name="T2">mutex.synchronize do</text:span></text:p>
      <text:p text:style-name="Code"><text:tab/><text:tab/><text:tab/>x+=1</text:p>
      <text:p text:style-name="Code"><text:tab/><text:tab/><text:tab/>y+=1</text:p>
      <text:p text:style-name="Code"><text:tab/><text:tab/><text:span text:style-name="T2">end</text:span></text:p>
      <text:p text:style-name="Code"><text:tab/>end</text:p>
      <text:p text:style-name="Code">}</text:p>
      <text:p text:style-name="Code">Thread.new {</text:p>
      <text:p text:style-name="Code"><text:tab/>loop do</text:p>
      <text:p text:style-name="Code"><text:tab/><text:tab/><text:span text:style-name="T2">mutex.synchronize do</text:span></text:p>
      <text:p text:style-name="Code"><text:tab/><text:tab/><text:tab/>diff += (x-y).abs</text:p>
      <text:p text:style-name="Code"><text:tab/><text:tab/><text:span text:style-name="T2">end</text:span></text:p>
      <text:p text:style-name="Code"><text:tab/>end</text:p>
      <text:p text:style-name="Code">}</text:p>
      <text:p text:style-name="Code">sleep(1) # Here main thread is put to sleep</text:p>
      <text:p text:style-name="Code">puts "difference = #{diff}"</text:p>
      <text:p text:style-name="Text_20_body">Output</text:p>
      <text:p text:style-name="Code"><text:soft-page-break/>difference = 0 </text:p>
      <text:p text:style-name="P10">As you see above, we get output as <text:span text:style-name="Code_20_Char">difference = 0</text:span> , which means that <text:span text:style-name="Code_20_Char">diff</text:span> variable is zero. Some thing prevented the second thread from accessing <text:span text:style-name="Code_20_Char">x</text:span> and <text:span text:style-name="Code_20_Char">y</text:span> in the first thread while the first one was busy. Some how the two threads have learned to share their resources. Study the code carefully, we see that we have included a thread package by typing</text:p>
      <text:p text:style-name="P6">require 'thread'</text:p>
      <text:p text:style-name="P10">Next we have created a Mutex variable named <text:span text:style-name="Code_20_Char">mutex</text:span> using the following command</text:p>
      <text:p text:style-name="P6">mutex = Mutex.new</text:p>
      <text:p text:style-name="P10">Well then the code is as usual except inside the threads. Lets look into the first thread</text:p>
      <text:p text:style-name="Code">Thread.new {</text:p>
      <text:p text:style-name="Code"><text:tab/>loop do</text:p>
      <text:p text:style-name="Code"><text:tab/><text:tab/><text:span text:style-name="T2">mutex.synchronize do</text:span></text:p>
      <text:p text:style-name="Code"><text:tab/><text:tab/><text:tab/>x+=1</text:p>
      <text:p text:style-name="Code"><text:tab/><text:tab/><text:tab/>y+=1</text:p>
      <text:p text:style-name="Code"><text:tab/><text:tab/><text:span text:style-name="T2">end</text:span></text:p>
      <text:p text:style-name="Code"><text:tab/>end</text:p>
      <text:p text:style-name="Code">}</text:p>
      <text:p text:style-name="P10">We see that the statements <text:span text:style-name="Code_20_Char">x += 1</text:span> and <text:span text:style-name="Code_20_Char">y += 1</text:span> are enclosed in <text:span text:style-name="Code_20_Char">mutex.synchronize</text:span> block. In similar way the code computing the difference of <text:span text:style-name="Code_20_Char">x</text:span> and <text:span text:style-name="Code_20_Char">y</text:span> is also enclosed in <text:span text:style-name="Code_20_Char">mutex.synchronize</text:span> block as shown:</text:p>
      <text:p text:style-name="Code">Thread.new {</text:p>
      <text:p text:style-name="Code"><text:tab/>loop do</text:p>
      <text:p text:style-name="Code"><text:tab/><text:tab/><text:span text:style-name="T2">mutex.synchronize do</text:span></text:p>
      <text:p text:style-name="Code"><text:tab/><text:tab/><text:tab/>diff += (x-y).abs</text:p>
      <text:p text:style-name="Code"><text:tab/><text:tab/><text:span text:style-name="T2">end</text:span></text:p>
      <text:p text:style-name="Code"><text:tab/>end</text:p>
      <text:p text:style-name="Code">}</text:p>
      <text:p text:style-name="P10">By doing so that we tell the computer that there is a common resource is shared by these two threads and one thread can access the resource only if other releases it. By doing so, when ever the difference (<text:span text:style-name="Code_20_Char">diff</text:span>) is calculated in <text:span text:style-name="Code_20_Char">diff += (x-y).abs</text:span> , the value of <text:span text:style-name="Code_20_Char">x</text:span> and <text:span text:style-name="Code_20_Char">y</text:span> will always be equal, hence <text:span text:style-name="Code_20_Char">diff</text:span> never gets incremented and stays at zero forever.</text:p>
      <text:h text:style-name="Heading_20_2" text:outline-level="2">Deadlocks</text:h>
      <text:p text:style-name="P10">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meeting and hence the meeting gets screwed up. One among the meeting might have promised to take his family to a movie, he might return late after the delayed meeting and hence all screw up.</text:p>
      <text:p text:style-name="P10">Imagine that the baggage scanner, you, a person who must listen to your meeting are threads of a <text:soft-page-break/>Ruby program. Since the baggage scanner wont release a resource (your bag) your process gets delayed and since you are delayed many other processes that depends on you are delayed. This situation is called dead lock. It happens in Ruby programs too.</text:p>
      <text:p text:style-name="P10">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10">Ruby has a mechanism to avoid this chaos and to handle this deadlock. We use a thing called condition variable. Take a look at the program ( <text:span text:style-name="Code_20_Char">thread_condition_variable.rb</text:span> ) below, type it and execute it.</text:p>
      <text:p text:style-name="Code">#!/usr/bin/ruby</text:p>
      <text:p text:style-name="Code"># <text:a xlink:type="simple" xlink:href="https://raw.github.com/mindaslab/ilrx/master/thread_condition_variable.rb">thread_condition_variable.rb</text:a></text:p>
      <text:p text:style-name="Code"/>
      <text:p text:style-name="Code">require 'thread'</text:p>
      <text:p text:style-name="Code">mutex = Mutex.new</text:p>
      <text:p text:style-name="Code"/>
      <text:p text:style-name="P6">c = ConditionVariable.new</text:p>
      <text:p text:style-name="Code">a = Thread.new {</text:p>
      <text:p text:style-name="Code"><text:s text:c="3"/>mutex.synchronize {</text:p>
      <text:p text:style-name="Code"><text:s text:c="6"/>puts "Thread a now waits for signal from thread b"</text:p>
      <text:p text:style-name="Code"><text:s text:c="6"/><text:span text:style-name="T2">c.wait(mutex)</text:span></text:p>
      <text:p text:style-name="Code"><text:s text:c="6"/>puts "a now has the power to use the resource"</text:p>
      <text:p text:style-name="Code"><text:s text:c="3"/>}</text:p>
      <text:p text:style-name="Code">}</text:p>
      <text:p text:style-name="Code"/>
      <text:p text:style-name="Code">puts "(Now in thread b....)"</text:p>
      <text:p text:style-name="Code"/>
      <text:p text:style-name="Code">b = Thread.new {</text:p>
      <text:p text:style-name="Code"><text:s text:c="3"/>mutex.synchronize {</text:p>
      <text:p text:style-name="Code"><text:s text:c="6"/>puts "Thread b is using a resource needed by a, once its done it will signal to a"</text:p>
      <text:p text:style-name="Code"><text:s text:c="6"/>sleep(4)</text:p>
      <text:p text:style-name="Code"><text:s text:c="6"/><text:span text:style-name="T2">c.signal</text:span></text:p>
      <text:p text:style-name="Code"><text:s text:c="6"/>puts "b Signaled to a to acquire resource"</text:p>
      <text:p text:style-name="Code"><text:s text:c="3"/>}</text:p>
      <text:p text:style-name="Code">}</text:p>
      <text:p text:style-name="Code">a.join</text:p>
      <text:p text:style-name="Code">b.join</text:p>
      <text:p text:style-name="P10">Output</text:p>
      <text:p text:style-name="Code">Thread a now waits for signal from thread b </text:p>
      <text:p text:style-name="Code">(Now in thread b....) </text:p>
      <text:p text:style-name="Code">Thread b is using a resource needed by a, once its done it will signal to a </text:p>
      <text:p text:style-name="Code">b Signaled to a to acquire resource </text:p>
      <text:p text:style-name="Code">a now has the power to use the resource </text:p>
      <text:p text:style-name="P10">Study the program and output carefully. Look at the output. First the statement in Thread <text:span text:style-name="Code_20_Char">a</text:span> gets executed and it prints that thread <text:span text:style-name="Code_20_Char">a</text:span> is waiting for Thread <text:span text:style-name="Code_20_Char">b</text:span> to signal it to continue. See in thread <text:span text:style-name="Code_20_Char">a</text:span> we have written the code <text:span text:style-name="Code_20_Char">c.wait(mutex)</text:span> , where <text:span text:style-name="Code_20_Char">c</text:span> is the Condition Variable declared in the code as follows:</text:p>
      <text:p text:style-name="P7">c = ConditionVariable.new</text:p>
      <text:p text:style-name="P10">See the highlighted code in <text:span text:style-name="Code_20_Char">thread_condition_variable.rb </text:span>. So now thread <text:span text:style-name="Code_20_Char">a</text:span> waits, now the <text:soft-page-break/>execution focused on thread b when the following line is encountered in Thread <text:span text:style-name="Code_20_Char">b</text:span></text:p>
      <text:p text:style-name="Code">puts "Thread b is using a resource needed by a, once its done it will signal to a"</text:p>
      <text:p text:style-name="P10">it prints out that thread b is using some resource needed by a, next thread b sleeps for 4 seconds because we have given <text:span text:style-name="Code_20_Char">sleep(4)</text:span> in it. This sleep statement can be avoided, I have given a sleep because while the reader executes the program it make him wait and gives a feel that how really condition variable works.</text:p>
      <text:p text:style-name="P10">Then after 4 seconds, Thread <text:span text:style-name="Code_20_Char">b</text:span> signals to Thread <text:span text:style-name="Code_20_Char">a</text:span> , its wait can end using the statement <text:span text:style-name="Code_20_Char">c.signal</text:span> . Now Thread <text:span text:style-name="Code_20_Char">a</text:span> receives the signal and can execute its rest of its statements, i.e after <text:span text:style-name="Code_20_Char">c.signal</text:span> <text:s/>Thread <text:span text:style-name="Code_20_Char">a</text:span> and Thread <text:span text:style-name="Code_20_Char">b</text:span> <text:s/>can execute simultaneously.</text:p>
      <text:h text:style-name="Heading_20_2" text:outline-level="2">Thread Exception</text:h>
      <text:p text:style-name="P10">When ever there is an exception when the program is running, and if the exception isn't handled properly the program terminates. Lets see what happens when there is a exception in a <text:s/>thread. Type the code <text:span text:style-name="Code_20_Char">thread_exception_true.rb</text:span> in text editor and execute it. </text:p>
      <text:p text:style-name="Code">#!/usr/bin/ruby</text:p>
      <text:p text:style-name="Code"># <text:a xlink:type="simple" xlink:href="https://raw.github.com/mindaslab/ilrx/master/thread_exception_true.rb">thread_exception_true.rb</text:a></text:p>
      <text:p text:style-name="Code"/>
      <text:p text:style-name="Code">t = Thread.new do</text:p>
      <text:p text:style-name="Code"><text:tab/>i = 5</text:p>
      <text:p text:style-name="Code"><text:tab/>while i &gt;= -1 </text:p>
      <text:p text:style-name="Code"><text:tab/><text:tab/>sleep(1)</text:p>
      <text:p text:style-name="Code"><text:tab/><text:tab/>puts 25 / i</text:p>
      <text:p text:style-name="Code"><text:tab/><text:tab/>i -= 1</text:p>
      <text:p text:style-name="Code"><text:tab/>end</text:p>
      <text:p text:style-name="Code">end</text:p>
      <text:p text:style-name="Code"/>
      <text:p text:style-name="P6">t.abort_on_exception = true</text:p>
      <text:p text:style-name="Code">sleep(10)</text:p>
      <text:p text:style-name="Code">puts "Program completed"</text:p>
      <text:p text:style-name="P10">Output</text:p>
      <text:p text:style-name="Code">5 </text:p>
      <text:p text:style-name="Code">6 </text:p>
      <text:p text:style-name="Code">8 </text:p>
      <text:p text:style-name="Code">12 </text:p>
      <text:p text:style-name="Code">25 </text:p>
      <text:p text:style-name="Code">thread_exception_true.rb:8:in `/': divided by 0 (ZeroDivisionError) </text:p>
      <text:p text:style-name="Code"><text:tab/>from thread_exception_true.rb:8 </text:p>
      <text:p text:style-name="Code"><text:tab/>from thread_exception_true.rb:4:in `initialize' </text:p>
      <text:p text:style-name="Code"><text:tab/>from thread_exception_true.rb:4:in `new' </text:p>
      <text:p text:style-name="Code"><text:tab/>from thread_exception_true.rb:4 </text:p>
      <text:p text:style-name="P10">Notice in the program we create a thread named <text:span text:style-name="Code_20_Char">t</text:span>, and if you are quiet alert we haven't got <text:span text:style-name="Code_20_Char">t.join</text:span> in the program. Instead of waiting for the thread to join we wait long enough for the thread to complete. For the thread to complete we wait for 10 seconds by using the statement <text:span text:style-name="Code_20_Char">sleep(10)</text:span>.</text:p>
      <text:p text:style-name="P10">Notice the line <text:span text:style-name="Code_20_Char"><text:span text:style-name="T3">t.abort_on_exception = true</text:span></text:span><text:span text:style-name="T3"> where we set that if there raises an exception in </text:span><text:soft-page-break/><text:span text:style-name="T3">the thread </text:span><text:span text:style-name="Code_20_Char"><text:span text:style-name="T3">t</text:span></text:span><text:span text:style-name="T3">, the program must abort. Lets now analyze whats in thread </text:span><text:span text:style-name="Code_20_Char"><text:span text:style-name="T3">t</text:span></text:span><text:span text:style-name="T3">. Thread </text:span><text:span text:style-name="Code_20_Char"><text:span text:style-name="T3">t</text:span></text:span><text:span text:style-name="T3"> contains the following code</text:span></text:p>
      <text:p text:style-name="Code">t = Thread.new do</text:p>
      <text:p text:style-name="Code"><text:tab/>i = 5</text:p>
      <text:p text:style-name="Code"><text:tab/>while i &gt;= -1 </text:p>
      <text:p text:style-name="Code"><text:tab/><text:tab/>sleep(1)</text:p>
      <text:p text:style-name="Code"><text:tab/><text:tab/>puts 25 / i</text:p>
      <text:p text:style-name="Code"><text:tab/><text:tab/>i -= 1</text:p>
      <text:p text:style-name="Code"><text:tab/>end</text:p>
      <text:p text:style-name="P7">end</text:p>
      <text:p text:style-name="P10">Notice that we divide 25 by <text:span text:style-name="Code_20_Char">i</text:span> and put out the result of the division. <text:span text:style-name="Code_20_Char">i</text:span> is decremented by 1 in each loop iteration, so when i becomes zero and when 25 is divided by it, it will raise an exception. So at the sixth iteration of the loop, 25 is divided by zero, an exception is raised and the program stops by spiting out the following</text:p>
      <text:p text:style-name="Code">thread_exception_true.rb:8:in `/': divided by 0 (ZeroDivisionError) </text:p>
      <text:p text:style-name="Code"><text:tab/>from thread_exception_true.rb:8 </text:p>
      <text:p text:style-name="Code"><text:tab/>from thread_exception_true.rb:4:in `initialize' </text:p>
      <text:p text:style-name="Code"><text:tab/>from thread_exception_true.rb:4:in `new' </text:p>
      <text:p text:style-name="P7"><text:tab/>from thread_exception_true.rb:4 </text:p>
      <text:p text:style-name="P10">This happens because we have set <text:span text:style-name="Code_20_Char">t.abort_on_exception</text:span> to <text:span text:style-name="Code_20_Char"><text:span text:style-name="T3">true</text:span></text:span> (see the highlighted code). What happens if we set it as <text:span text:style-name="Code_20_Char"><text:span text:style-name="T3">false</text:span></text:span>. Take a look at the program <text:span text:style-name="Code_20_Char"><text:span text:style-name="T3">thread_exception_false.rb</text:span></text:span>. In the program we have set <text:span text:style-name="Code_20_Char"><text:span text:style-name="T3">t.abort_on_exception</text:span></text:span> as <text:span text:style-name="Code_20_Char"><text:span text:style-name="T3">false</text:span></text:span>. Type the program in text editor and run it</text:p>
      <text:p text:style-name="Code">#!/usr/bin/ruby</text:p>
      <text:p text:style-name="Code"># <text:a xlink:type="simple" xlink:href="https://raw.github.com/mindaslab/ilrx/master/thread_exception_false.rb">thread_exception_false.rb</text:a></text:p>
      <text:p text:style-name="Code"/>
      <text:p text:style-name="Code">t = Thread.new do</text:p>
      <text:p text:style-name="Code"><text:tab/>i = 5</text:p>
      <text:p text:style-name="Code"><text:tab/>while i &gt;= -1 </text:p>
      <text:p text:style-name="Code"><text:tab/><text:tab/>sleep(1)</text:p>
      <text:p text:style-name="Code"><text:tab/><text:tab/>puts 25 / i</text:p>
      <text:p text:style-name="Code"><text:tab/><text:tab/>i -= 1</text:p>
      <text:p text:style-name="Code"><text:tab/>end</text:p>
      <text:p text:style-name="Code">end</text:p>
      <text:p text:style-name="Code"/>
      <text:p text:style-name="Code">t.abort_on_exception = false</text:p>
      <text:p text:style-name="Code">sleep(10)</text:p>
      <text:p text:style-name="Code">puts "Program completed"</text:p>
      <text:p text:style-name="P10">Take a look at output</text:p>
      <text:p text:style-name="Code">5 </text:p>
      <text:p text:style-name="Code">6 </text:p>
      <text:p text:style-name="Code">8 </text:p>
      <text:p text:style-name="Code">12 </text:p>
      <text:p text:style-name="Code">25 </text:p>
      <text:p text:style-name="Code">Program completed </text:p>
      <text:p text:style-name="P10">As you can see from the output there is no trace of exception occurrence<text:note text:id="ftn4" text:note-class="footnote"><text:note-citation>4</text:note-citation><text:note-body><text:p text:style-name="Footnote">Exception has occurred but its not reported / aborted.</text:p></text:note-body></text:note>. The code that comes after thread <text:span text:style-name="Code_20_Char">t</text:span> gets executed and we get output that says Program Completed. This is because we have set <text:span text:style-name="Code_20_Char">abort_on_exception</text:span> to be <text:span text:style-name="Code_20_Char">false</text:span>.</text:p>
      <text:p text:style-name="P10"><text:soft-page-break/>You can see from the last two programs that we haven't used <text:span text:style-name="Code_20_Char">t.join</text:span> , instead we have waited long enough for the thread to terminate. This is so because once we join thread (that causes) exception with the parent (in this case the main) thread, the exception that arises in the child thread gets propagated to the parent / waiting thread so <text:span text:style-name="Code_20_Char"><text:span text:style-name="T3">abort_on_exception</text:span></text:span><text:span text:style-name="T3"> has no effect even it set to </text:span><text:span text:style-name="Code_20_Char"><text:span text:style-name="T3">true</text:span></text:span><text:span text:style-name="T3"> or </text:span><text:span text:style-name="Code_20_Char"><text:span text:style-name="T3">false</text:span></text:span><text:span text:style-name="T3">. So when ever exception raises it gets reflected on our terminal.</text:span></text:p>
      <text:h text:style-name="Heading_20_2" text:outline-level="2">Thread Class Methods</text:h>
      <text:p text:style-name="P10">There are certain thread methods which you can use to manipulate the properties of the thread. Those are listed below. If you can't understand a bit of it, never worry.</text:p>
      <table:table table:name="Table1" table:style-name="Table1">
        <table:table-column table:style-name="Table1.A"/>
        <table:table-column table:style-name="Table1.B"/>
        <table:table-column table:style-name="Table1.C"/>
        <table:table-row>
          <table:table-cell table:style-name="Table1.A1" office:value-type="string">
            <text:p text:style-name="P1">Sno.</text:p>
          </table:table-cell>
          <table:table-cell table:style-name="Table1.A1" office:value-type="string">
            <text:p text:style-name="P1">Method</text:p>
          </table:table-cell>
          <table:table-cell table:style-name="Table1.C1" office:value-type="string">
            <text:p text:style-name="P1">What it does</text:p>
          </table:table-cell>
        </table:table-row>
        <table:table-row>
          <table:table-cell table:style-name="Table1.A2">
            <text:list xml:id="list20412786641" text:style-name="L1">
              <text:list-item>
                <text:p text:style-name="P12"/>
              </text:list-item>
            </text:list>
          </table:table-cell>
          <table:table-cell table:style-name="Table1.B15" office:value-type="string">
            <text:p text:style-name="P5">Thread.abort_on_exception</text:p>
          </table:table-cell>
          <table:table-cell table:style-name="Table1.C15" office:value-type="string">
            <text:p text:style-name="P3">Returns the status of the global <text:span text:style-name="T4">abort on exception</text:span> condition. The default is <text:span text:style-name="T4">false</text:span>. When set to <text:span text:style-name="T4">true</text:span>, will cause all threads to abort (the process will exit(0)) if an exception is raised in any thread.</text:p>
          </table:table-cell>
        </table:table-row>
        <table:table-row>
          <table:table-cell table:style-name="Table1.A2">
            <text:list xml:id="list713388689" text:continue-numbering="true" text:style-name="L1">
              <text:list-item>
                <text:p text:style-name="P12"/>
              </text:list-item>
            </text:list>
          </table:table-cell>
          <table:table-cell table:style-name="Table1.B15" office:value-type="string">
            <text:p text:style-name="P5">Thread.abort_on_exception=</text:p>
          </table:table-cell>
          <table:table-cell table:style-name="Table1.C15" office:value-type="string">
            <text:p text:style-name="P3">When set to <text:span text:style-name="T4">true</text:span>, all threads will abort if an exception is raised. Returns the new state.</text:p>
          </table:table-cell>
        </table:table-row>
        <table:table-row>
          <table:table-cell table:style-name="Table1.A2">
            <text:list xml:id="list652925562" text:continue-numbering="true" text:style-name="L1">
              <text:list-item>
                <text:p text:style-name="P12"/>
              </text:list-item>
            </text:list>
          </table:table-cell>
          <table:table-cell table:style-name="Table1.B15" office:value-type="string">
            <text:p text:style-name="P5">Thread.critical</text:p>
          </table:table-cell>
          <table:table-cell table:style-name="Table1.C15" office:value-type="string">
            <text:p text:style-name="P3">Returns the status of the global <text:span text:style-name="T4">thread critical</text:span> condition.</text:p>
          </table:table-cell>
        </table:table-row>
        <table:table-row>
          <table:table-cell table:style-name="Table1.A2">
            <text:list xml:id="list480876571" text:continue-numbering="true" text:style-name="L1">
              <text:list-item>
                <text:p text:style-name="P12"/>
              </text:list-item>
            </text:list>
          </table:table-cell>
          <table:table-cell table:style-name="Table1.B15" office:value-type="string">
            <text:p text:style-name="P5">Thread.critical=</text:p>
          </table:table-cell>
          <table:table-cell table:style-name="Table1.C15" office:value-type="string">
            <text:p text:style-name="P3">Sets the status of the global <text:span text:style-name="T4">thread critical</text:span> condition and returns it. When set to <text:span text:style-name="T4">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1.A2">
            <text:list xml:id="list101957757" text:continue-numbering="true" text:style-name="L1">
              <text:list-item>
                <text:p text:style-name="P12"/>
              </text:list-item>
            </text:list>
          </table:table-cell>
          <table:table-cell table:style-name="Table1.B15" office:value-type="string">
            <text:p text:style-name="P5">Thread.current</text:p>
          </table:table-cell>
          <table:table-cell table:style-name="Table1.C15" office:value-type="string">
            <text:p text:style-name="P3">Returns the currently executing thread.</text:p>
          </table:table-cell>
        </table:table-row>
        <table:table-row>
          <table:table-cell table:style-name="Table1.A2">
            <text:list xml:id="list1212147502" text:continue-numbering="true" text:style-name="L1">
              <text:list-item>
                <text:p text:style-name="P12"/>
              </text:list-item>
            </text:list>
          </table:table-cell>
          <table:table-cell table:style-name="Table1.B15" office:value-type="string">
            <text:p text:style-name="P5">Thread.exit</text:p>
          </table:table-cell>
          <table:table-cell table:style-name="Table1.C15" office:value-type="string">
            <text:p text:style-name="P3">Terminates the currently running thread and schedules another thread to be run. If this thread is already marked to be killed, <text:span text:style-name="T4">exit</text:span> returns the <text:span text:style-name="T4">Thread.</text:span> If this is the main thread, or the last thread, exit the process.</text:p>
          </table:table-cell>
        </table:table-row>
        <table:table-row>
          <table:table-cell table:style-name="Table1.A2">
            <text:list xml:id="list1319213469" text:continue-numbering="true" text:style-name="L1">
              <text:list-item>
                <text:p text:style-name="P12"/>
              </text:list-item>
            </text:list>
          </table:table-cell>
          <table:table-cell table:style-name="Table1.B15" office:value-type="string">
            <text:p text:style-name="P5">Thread.fork { block }</text:p>
          </table:table-cell>
          <table:table-cell table:style-name="Table1.C15" office:value-type="string">
            <text:p text:style-name="P3">Synonym for Thread.new </text:p>
          </table:table-cell>
        </table:table-row>
        <table:table-row>
          <table:table-cell table:style-name="Table1.A2">
            <text:list xml:id="list2082213730" text:continue-numbering="true" text:style-name="L1">
              <text:list-item>
                <text:p text:style-name="P12"/>
              </text:list-item>
            </text:list>
          </table:table-cell>
          <table:table-cell table:style-name="Table1.B15" office:value-type="string">
            <text:p text:style-name="P5">Thread.kill( aThread )</text:p>
          </table:table-cell>
          <table:table-cell table:style-name="Table1.C15" office:value-type="string">
            <text:p text:style-name="P3">Causes the given <text:span text:style-name="T4">aThread</text:span> to exit</text:p>
          </table:table-cell>
        </table:table-row>
        <table:table-row>
          <table:table-cell table:style-name="Table1.A2">
            <text:list xml:id="list815212372" text:continue-numbering="true" text:style-name="L1">
              <text:list-item>
                <text:p text:style-name="P12"/>
              </text:list-item>
            </text:list>
          </table:table-cell>
          <table:table-cell table:style-name="Table1.B15" office:value-type="string">
            <text:p text:style-name="P5">Thread.list</text:p>
          </table:table-cell>
          <table:table-cell table:style-name="Table1.C15" office:value-type="string">
            <text:p text:style-name="P3">Returns an array of <text:span text:style-name="T4">Thread</text:span> objects for all threads that are either runnable or stopped. Thread.</text:p>
          </table:table-cell>
        </table:table-row>
        <table:table-row>
          <table:table-cell table:style-name="Table1.A2">
            <text:list xml:id="list2015570378" text:continue-numbering="true" text:style-name="L1">
              <text:list-item>
                <text:p text:style-name="P12"/>
              </text:list-item>
            </text:list>
          </table:table-cell>
          <table:table-cell table:style-name="Table1.B15" office:value-type="string">
            <text:p text:style-name="P5">Thread.main</text:p>
          </table:table-cell>
          <table:table-cell table:style-name="Table1.C15" office:value-type="string">
            <text:p text:style-name="P3">Returns the main thread for the process.</text:p>
          </table:table-cell>
        </table:table-row>
        <table:table-row>
          <table:table-cell table:style-name="Table1.A2">
            <text:list xml:id="list624193768" text:continue-numbering="true" text:style-name="L1">
              <text:list-item>
                <text:p text:style-name="P12"/>
              </text:list-item>
            </text:list>
          </table:table-cell>
          <table:table-cell table:style-name="Table1.B15" office:value-type="string">
            <text:p text:style-name="P5">Thread.new( [ arg ]* ) {| args | block }</text:p>
          </table:table-cell>
          <table:table-cell table:style-name="Table1.C15" office:value-type="string">
            <text:p text:style-name="P3">Creates a new thread to execute the instructions given in block, and begins running it. Any arguments passed to <text:span text:style-name="T4">Thread.new</text:span> are passed into the block.</text:p>
          </table:table-cell>
        </table:table-row>
        <table:table-row>
          <table:table-cell table:style-name="Table1.A2">
            <text:list xml:id="list520703822" text:continue-numbering="true" text:style-name="L1">
              <text:list-item>
                <text:p text:style-name="P12"/>
              </text:list-item>
            </text:list>
          </table:table-cell>
          <table:table-cell table:style-name="Table1.B15" office:value-type="string">
            <text:p text:style-name="P5">Thread.pass</text:p>
          </table:table-cell>
          <table:table-cell table:style-name="Table1.C15" office:value-type="string">
            <text:p text:style-name="P3">Invokes the thread scheduler to pass execution to another thread.</text:p>
          </table:table-cell>
        </table:table-row>
        <table:table-row>
          <table:table-cell table:style-name="Table1.A2">
            <text:list xml:id="list594678440" text:continue-numbering="true" text:style-name="L1">
              <text:list-item>
                <text:p text:style-name="P12"/>
              </text:list-item>
            </text:list>
          </table:table-cell>
          <table:table-cell table:style-name="Table1.B15" office:value-type="string">
            <text:p text:style-name="P5">Thread.start( [ args ]* ) {| args | block }</text:p>
          </table:table-cell>
          <table:table-cell table:style-name="Table1.C15" office:value-type="string">
            <text:p text:style-name="P3">Basically the same as <text:span text:style-name="T4">Thread.new</text:span> . However, if class <text:span text:style-name="T4">Thread</text:span> is subclassed, then calling <text:span text:style-name="T4">start</text:span> in that subclass will not invoke <text:soft-page-break/>the subclass's <text:span text:style-name="T4">initialize</text:span> method.</text:p>
          </table:table-cell>
        </table:table-row>
        <table:table-row>
          <table:table-cell table:style-name="Table1.A2">
            <text:list xml:id="list742007894" text:continue-numbering="true" text:style-name="L1">
              <text:list-item>
                <text:p text:style-name="P12"/>
              </text:list-item>
            </text:list>
          </table:table-cell>
          <table:table-cell table:style-name="Table1.B15" office:value-type="string">
            <text:p text:style-name="P5">Thread.stop</text:p>
          </table:table-cell>
          <table:table-cell table:style-name="Table1.C15" office:value-type="string">
            <text:p text:style-name="P3">Stops execution of the current thread, putting it into a <text:span text:style-name="T4">sleep</text:span> state, and schedules execution of another thread. Resets the <text:span text:style-name="T4">critical</text:span> condition to false.</text:p>
          </table:table-cell>
        </table:table-row>
      </table:table>
      <text:p text:style-name="Text_20_body"/>
      <text:h text:style-name="Heading_20_2" text:outline-level="2">Thread Instance Methods</text:h>
      <text:p text:style-name="P10">Since everything in Ruby is an object, ia thread too is an object. Like many objects, threads have functions or methods which can be called to access or set a property in thread. Some of the functions and their uses are listed below (<text:span text:style-name="Code_20_Char">thr</text:span> is an instance variable of the Thread class) :</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1">Sno.</text:p>
          </table:table-cell>
          <table:table-cell table:style-name="thread_5f_methods.A1" office:value-type="string">
            <text:p text:style-name="P1">Method</text:p>
          </table:table-cell>
          <table:table-cell table:style-name="thread_5f_methods.C1" office:value-type="string">
            <text:p text:style-name="P1">What it does</text:p>
          </table:table-cell>
        </table:table-row>
        <table:table-row>
          <table:table-cell table:style-name="thread_5f_methods.A2" office:value-type="float" office:value="1">
            <text:p text:style-name="P2">1</text:p>
          </table:table-cell>
          <table:table-cell table:style-name="thread_5f_methods.B16" office:value-type="string">
            <text:p text:style-name="Code">thr.alive?</text:p>
          </table:table-cell>
          <table:table-cell table:style-name="thread_5f_methods.C16" office:value-type="string">
            <text:p text:style-name="P3">This method returns true if the thread is alive or sleeping. If the thread has been terminated it returns false.</text:p>
          </table:table-cell>
        </table:table-row>
        <table:table-row>
          <table:table-cell table:style-name="thread_5f_methods.A2" office:value-type="float" office:value="2">
            <text:p text:style-name="P2">2</text:p>
          </table:table-cell>
          <table:table-cell table:style-name="thread_5f_methods.B16" office:value-type="string">
            <text:p text:style-name="Code">thr.exit</text:p>
          </table:table-cell>
          <table:table-cell table:style-name="thread_5f_methods.C16" office:value-type="string">
            <text:p text:style-name="P3">Kills or exits the thread</text:p>
          </table:table-cell>
        </table:table-row>
        <table:table-row>
          <table:table-cell table:style-name="thread_5f_methods.A2" office:value-type="float" office:value="3">
            <text:p text:style-name="P2">3</text:p>
          </table:table-cell>
          <table:table-cell table:style-name="thread_5f_methods.B16" office:value-type="string">
            <text:p text:style-name="Code">thr.join</text:p>
          </table:table-cell>
          <table:table-cell table:style-name="thread_5f_methods.C16" office:value-type="string">
            <text:p text:style-name="P3">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2">4</text:p>
          </table:table-cell>
          <table:table-cell table:style-name="thread_5f_methods.B16" office:value-type="string">
            <text:p text:style-name="Code">thr.kill</text:p>
          </table:table-cell>
          <table:table-cell table:style-name="thread_5f_methods.C16" office:value-type="string">
            <text:p text:style-name="P3">Same ad thr.exit</text:p>
          </table:table-cell>
        </table:table-row>
        <table:table-row>
          <table:table-cell table:style-name="thread_5f_methods.A2" office:value-type="float" office:value="5">
            <text:p text:style-name="P2">5</text:p>
          </table:table-cell>
          <table:table-cell table:style-name="thread_5f_methods.B16" office:value-type="string">
            <text:p text:style-name="Code">thr.priority</text:p>
          </table:table-cell>
          <table:table-cell table:style-name="thread_5f_methods.C16" office:value-type="string">
            <text:p text:style-name="P3">Gets the priority of the thread.</text:p>
          </table:table-cell>
        </table:table-row>
        <table:table-row>
          <table:table-cell table:style-name="thread_5f_methods.A2" office:value-type="float" office:value="6">
            <text:p text:style-name="P2">6</text:p>
          </table:table-cell>
          <table:table-cell table:style-name="thread_5f_methods.B16" office:value-type="string">
            <text:p text:style-name="Code">thr.priority=</text:p>
          </table:table-cell>
          <table:table-cell table:style-name="thread_5f_methods.C16" office:value-type="string">
            <text:p text:style-name="P3">Sets the priority of the thread. Higher the priority, higher preference will be given to the thread having higher number.</text:p>
          </table:table-cell>
        </table:table-row>
        <table:table-row>
          <table:table-cell table:style-name="thread_5f_methods.A2" office:value-type="float" office:value="7">
            <text:p text:style-name="P2">7</text:p>
          </table:table-cell>
          <table:table-cell table:style-name="thread_5f_methods.B16" office:value-type="string">
            <text:p text:style-name="Code">thr.raise( anException )</text:p>
          </table:table-cell>
          <table:table-cell table:style-name="thread_5f_methods.C16" office:value-type="string">
            <text:p text:style-name="P3">Raises an exception from <text:span text:style-name="T4">thr</text:span>. The caller does not have to be <text:span text:style-name="T4">thr</text:span>.<office:annotation><dc:creator>Karthikeyan K</dc:creator><dc:date>2010-04-25T11:41:52</dc:date><text:p text:style-name="P14"><text:span text:style-name="T5">External copyrighted material from here, change it</text:span></text:p></office:annotation></text:p>
          </table:table-cell>
        </table:table-row>
        <table:table-row>
          <table:table-cell table:style-name="thread_5f_methods.A2" office:value-type="float" office:value="8">
            <text:p text:style-name="P2">8</text:p>
          </table:table-cell>
          <table:table-cell table:style-name="thread_5f_methods.B16" office:value-type="string">
            <text:p text:style-name="Code">thr.run</text:p>
          </table:table-cell>
          <table:table-cell table:style-name="thread_5f_methods.C16" office:value-type="string">
            <text:p text:style-name="P3">Wakes up <text:span text:style-name="T4">thr</text:span>, making it eligible for scheduling. If not in a critical section, then invokes the scheduler.</text:p>
          </table:table-cell>
        </table:table-row>
        <table:table-row>
          <table:table-cell table:style-name="thread_5f_methods.A2" office:value-type="float" office:value="10">
            <text:p text:style-name="P2">10</text:p>
          </table:table-cell>
          <table:table-cell table:style-name="thread_5f_methods.B16" office:value-type="string">
            <text:p text:style-name="Code">thr.wakeup</text:p>
          </table:table-cell>
          <table:table-cell table:style-name="thread_5f_methods.C16" office:value-type="string">
            <text:p text:style-name="P3">Marks <text:span text:style-name="T4">thr</text:span> as eligible for scheduling, it may still remain blocked on I/O, however.</text:p>
          </table:table-cell>
        </table:table-row>
        <table:table-row>
          <table:table-cell table:style-name="thread_5f_methods.A2" office:value-type="float" office:value="11">
            <text:p text:style-name="P2">11</text:p>
          </table:table-cell>
          <table:table-cell table:style-name="thread_5f_methods.B16" office:value-type="string">
            <text:p text:style-name="Code">thr.status</text:p>
          </table:table-cell>
          <table:table-cell table:style-name="thread_5f_methods.C16" office:value-type="string">
            <text:p text:style-name="P3">Returns the status of <text:span text:style-name="T4">thr</text:span>: <text:span text:style-name="T4">sleep</text:span> if <text:span text:style-name="T4">thr</text:span> is sleeping or waiting on I/O, <text:span text:style-name="T4">run</text:span> if <text:span text:style-name="T4">thr</text:span> is executing, false if <text:span text:style-name="T4">thr</text:span> terminated normally, and <text:span text:style-name="T4">nil</text:span> if <text:span text:style-name="T4">thr</text:span> terminated with an exception.</text:p>
          </table:table-cell>
        </table:table-row>
        <table:table-row>
          <table:table-cell table:style-name="thread_5f_methods.A2" office:value-type="float" office:value="12">
            <text:p text:style-name="P2">12</text:p>
          </table:table-cell>
          <table:table-cell table:style-name="thread_5f_methods.B16" office:value-type="string">
            <text:p text:style-name="Code">thr.stop?</text:p>
          </table:table-cell>
          <table:table-cell table:style-name="thread_5f_methods.C16" office:value-type="string">
            <text:p text:style-name="P3">Waits for thr to complete via <text:span text:style-name="T4">Thread.join</text:span> and returns its value.</text:p>
          </table:table-cell>
        </table:table-row>
        <table:table-row>
          <table:table-cell table:style-name="thread_5f_methods.A2" office:value-type="float" office:value="13">
            <text:p text:style-name="P2">13</text:p>
          </table:table-cell>
          <table:table-cell table:style-name="thread_5f_methods.B16" office:value-type="string">
            <text:p text:style-name="Code">thr[ aSymbol ]</text:p>
          </table:table-cell>
          <table:table-cell table:style-name="thread_5f_methods.C16" office:value-type="string">
            <text:p text:style-name="P3">Attribute Reference - Returns the value of a thread-local variable, using either a symbol or a <text:span text:style-name="T4">aSymbol</text:span> name. If the specified variable does not exist, returns <text:span text:style-name="T4">nil</text:span>.</text:p>
          </table:table-cell>
        </table:table-row>
        <table:table-row>
          <table:table-cell table:style-name="thread_5f_methods.A2" office:value-type="float" office:value="14">
            <text:p text:style-name="P2">14</text:p>
          </table:table-cell>
          <table:table-cell table:style-name="thread_5f_methods.B16" office:value-type="string">
            <text:p text:style-name="Code">thr[ aSymbol ] =</text:p>
          </table:table-cell>
          <table:table-cell table:style-name="thread_5f_methods.C16" office:value-type="string">
            <text:p text:style-name="P3">Attribute Assignment - Sets or creates the value of a thread-local variable, using either a symbol or a string.</text:p>
          </table:table-cell>
        </table:table-row>
        <table:table-row>
          <table:table-cell table:style-name="thread_5f_methods.A2" office:value-type="float" office:value="15">
            <text:p text:style-name="P2">15</text:p>
          </table:table-cell>
          <table:table-cell table:style-name="thread_5f_methods.B16" office:value-type="string">
            <text:p text:style-name="Code">thr.abort_on_exception</text:p>
          </table:table-cell>
          <table:table-cell table:style-name="thread_5f_methods.C16" office:value-type="string">
            <text:p text:style-name="P3">Returns the status of the <text:span text:style-name="T4">abort on exception</text:span> condition for <text:span text:style-name="T4">thr</text:span>. The default is <text:span text:style-name="T4">false</text:span>.</text:p>
          </table:table-cell>
        </table:table-row>
        <table:table-row>
          <table:table-cell table:style-name="thread_5f_methods.A2" office:value-type="float" office:value="16">
            <text:p text:style-name="P2">16</text:p>
          </table:table-cell>
          <table:table-cell table:style-name="thread_5f_methods.B16" office:value-type="string">
            <text:p text:style-name="Code">thr.abort_on_exception=</text:p>
          </table:table-cell>
          <table:table-cell table:style-name="thread_5f_methods.C16" office:value-type="string">
            <text:p text:style-name="P3">When set to <text:span text:style-name="T4">true</text:span>, causes all threads (including the main program) to abort if an exception is raised in <text:span text:style-name="T4">thr</text:span>. The process will effectively <text:span text:style-name="T4">exit(0)</text:span>.</text:p>
          </table:table-cell>
        </table:table-row>
      </table:table>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Bitstream Vera Sans" svg:font-family="'Bitstream Vera Sans'" style:font-family-generic="swiss"/>
    <style:font-face style:name="Ubuntu" svg:font-family="Ubuntu" style:font-family-generic="swiss"/>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de" style:family="paragraph" style:parent-style-name="Text_20_body">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Char" style:display-name="Code Char" style:family="text">
      <style:text-properties style:font-name="Nimbus Mono L" fo:font-size="10pt" fo:font-style="oblique"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2-02T17:13:00</meta:creation-date>
    <meta:generator>LibreOffice/3.5$Linux_X86_64 LibreOffice_project/350m1$Build-2</meta:generator>
    <dc:date>2012-08-16T15:19:21</dc:date>
    <dc:creator>Webtoday </dc:creator>
    <meta:editing-duration>PT32M22S</meta:editing-duration>
    <meta:editing-cycles>17</meta:editing-cycles>
    <meta:document-statistic meta:table-count="2" meta:image-count="1" meta:object-count="0" meta:page-count="13" meta:paragraph-count="409" meta:word-count="4023" meta:character-count="22931" meta:non-whitespace-character-count="18996"/>
  </office:meta>
</office:document-meta>
</file>